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top="0in" fo:margin-bottom="0.1965in" loext:contextual-spacing="false"/>
      <style:text-properties fo:language="en" fo:country="US" style:language-complex="ar" style:country-complex="SA"/>
    </style:style>
    <style:style style:name="P13"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font-name="Times New Roman"/>
    </style:style>
    <style:style style:name="P15"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6"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17" style:family="paragraph" style:parent-style-name="List_20_Contents">
      <style:text-properties officeooo:paragraph-rsid="0007d554"/>
    </style:style>
    <style:style style:name="P18" style:family="paragraph" style:parent-style-name="List_20_Contents">
      <style:text-properties officeooo:rsid="0009cf4f" officeooo:paragraph-rsid="0009cf4f"/>
    </style:style>
    <style:style style:name="P19" style:family="paragraph" style:parent-style-name="List_20_Contents">
      <style:paragraph-properties fo:margin-left="0in" fo:margin-right="0in"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List_20_Contents">
      <style:paragraph-properties fo:margin-left="0in" fo:margin-right="0in" fo:text-indent="0in" style:auto-text-indent="false" fo:break-before="page"/>
    </style:style>
    <style:style style:name="P2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Heading_20_1">
      <style:text-properties fo:language="en" fo:country="US" style:language-complex="ar" style:country-complex="SA"/>
    </style:style>
    <style:style style:name="P24" style:family="paragraph" style:parent-style-name="Heading_20_1" style:master-page-name="First_20_Page">
      <style:paragraph-properties style:page-number="auto"/>
    </style:style>
    <style:style style:name="P25" style:family="paragraph" style:parent-style-name="List_20_Contents">
      <style:paragraph-properties fo:margin-top="0in" fo:margin-bottom="0.1965in" loext:contextual-spacing="fals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09cf4f" style:font-name-asian="Helvetica" style:font-size-asian="12pt" style:font-name-complex="Helvetica" style:font-size-complex="12pt"/>
    </style:style>
    <style:style style:name="T9"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0" style:family="text">
      <style:text-properties style:use-window-font-color="true" style:font-name="Times New Roman" fo:font-size="12pt" style:font-name-asian="TimesNewRomanPSMT" style:font-size-asian="12pt" style:font-name-complex="TimesNewRomanPSM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officeooo:rsid="000916f7"/>
    </style:style>
    <style:style style:name="T15" style:family="text">
      <style:text-properties officeooo:rsid="0009cf4f"/>
    </style:style>
    <style:style style:name="T16"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451599963680" text:id="ct140451599963680">
          <text:deletion>
            <office:change-info>
              <dc:creator>David Harris</dc:creator>
              <dc:date>2016-01-30T22:46:00</dc:date>
            </office:change-info>
            <text:p text:style-name="List_20_Contents">transfer</text:p>
          </text:deletion>
        </text:changed-region>
        <text:changed-region xml:id="ct140451600321568" text:id="ct140451600321568">
          <text:insertion>
            <office:change-info>
              <dc:creator>David Harris</dc:creator>
              <dc:date>2016-01-30T22:46:00</dc:date>
            </office:change-info>
          </text:insertion>
        </text:changed-region>
        <text:changed-region xml:id="ct140451600304592" text:id="ct140451600304592">
          <text:deletion>
            <office:change-info>
              <dc:creator>David Harris</dc:creator>
              <dc:date>2016-01-30T22:47:00</dc:date>
            </office:change-info>
            <text:p text:style-name="List_20_Contents">may</text:p>
          </text:deletion>
        </text:changed-region>
        <text:changed-region xml:id="ct140451665963424" text:id="ct140451665963424">
          <text:insertion>
            <office:change-info>
              <dc:creator>David Harris</dc:creator>
              <dc:date>2016-01-31T15:41:00</dc:date>
            </office:change-info>
          </text:insertion>
        </text:changed-region>
        <text:changed-region xml:id="ct140451599882512" text:id="ct140451599882512">
          <text:insertion>
            <office:change-info>
              <dc:creator>David Harris</dc:creator>
              <dc:date>2016-01-31T15:42:00</dc:date>
            </office:change-info>
          </text:insertion>
        </text:changed-region>
        <text:changed-region xml:id="ct140451668006384" text:id="ct140451668006384">
          <text:insertion>
            <office:change-info>
              <dc:creator>David Harris</dc:creator>
              <dc:date>2016-01-31T15:40:00</dc:date>
            </office:change-info>
          </text:insertion>
        </text:changed-region>
        <text:changed-region xml:id="ct140451636814080" text:id="ct140451636814080">
          <text:insertion>
            <office:change-info>
              <dc:creator>David Harris</dc:creator>
              <dc:date>2016-01-31T15:39:00</dc:date>
            </office:change-info>
          </text:insertion>
        </text:changed-region>
        <text:changed-region xml:id="ct140451524974672" text:id="ct140451524974672">
          <text:insertion>
            <office:change-info>
              <dc:creator>David Harris</dc:creator>
              <dc:date>2016-01-31T15:40:00</dc:date>
            </office:change-info>
          </text:insertion>
        </text:changed-region>
        <text:changed-region xml:id="ct140451668280720" text:id="ct140451668280720">
          <text:deletion>
            <office:change-info>
              <dc:creator>David Harris</dc:creator>
              <dc:date>2016-01-30T22:49:00</dc:date>
            </office:change-info>
            <text:p text:style-name="List_20_Contents">Definition</text:p>
          </text:deletion>
        </text:changed-region>
        <text:changed-region xml:id="ct140451738975040" text:id="ct140451738975040">
          <text:insertion>
            <office:change-info>
              <dc:creator>David Harris</dc:creator>
              <dc:date>2016-01-30T22:49:00</dc:date>
            </office:change-info>
          </text:insertion>
        </text:changed-region>
        <text:changed-region xml:id="ct140451747184368" text:id="ct140451747184368">
          <text:insertion>
            <office:change-info>
              <dc:creator>David Harris</dc:creator>
              <dc:date>2016-01-30T22:47:00</dc:date>
            </office:change-info>
          </text:insertion>
        </text:changed-region>
        <text:changed-region xml:id="ct140451738881696" text:id="ct140451738881696">
          <text:insertion>
            <office:change-info>
              <dc:creator>David Harris</dc:creator>
              <dc:date>2016-01-30T22:48:00</dc:date>
            </office:change-info>
          </text:insertion>
        </text:changed-region>
        <text:changed-region xml:id="ct140451666182400" text:id="ct140451666182400">
          <text:insertion>
            <office:change-info>
              <dc:creator>David Harris</dc:creator>
              <dc:date>2016-01-30T22:49:00</dc:date>
            </office:change-info>
          </text:insertion>
        </text:changed-region>
        <text:changed-region xml:id="ct140451740810624" text:id="ct140451740810624">
          <text:insertion>
            <office:change-info>
              <dc:creator>David Harris</dc:creator>
              <dc:date>2016-01-30T22:50:00</dc:date>
            </office:change-info>
          </text:insertion>
        </text:changed-region>
        <text:changed-region xml:id="ct140451684578736" text:id="ct140451684578736">
          <text:insertion>
            <office:change-info>
              <dc:creator>David Harris</dc:creator>
              <dc:date>2016-01-31T15:22:00</dc:date>
            </office:change-info>
          </text:insertion>
        </text:changed-region>
        <text:changed-region xml:id="ct140451746264464" text:id="ct140451746264464">
          <text:insertion>
            <office:change-info>
              <dc:creator>David Harris</dc:creator>
              <dc:date>2016-01-31T15:26:00</dc:date>
            </office:change-info>
          </text:insertion>
        </text:changed-region>
        <text:changed-region xml:id="ct140451730731552" text:id="ct140451730731552">
          <text:deletion>
            <office:change-info>
              <dc:creator>David Harris</dc:creator>
              <dc:date>2016-01-31T15:27:00</dc:date>
            </office:change-info>
            <text:p text:style-name="P1"/>
            <text:p text:style-name="P1"/>
          </text:deletion>
        </text:changed-region>
        <text:changed-region xml:id="ct140451739354784" text:id="ct140451739354784">
          <text:insertion>
            <office:change-info>
              <dc:creator>David Harris</dc:creator>
              <dc:date>2016-01-31T15:28:00</dc:date>
            </office:change-info>
          </text:insertion>
        </text:changed-region>
        <text:changed-region xml:id="ct140451746194480" text:id="ct140451746194480">
          <text:deletion>
            <office:change-info>
              <dc:creator>David Harris</dc:creator>
              <dc:date>2016-01-31T15:28:00</dc:date>
            </office:change-info>
            <text:p text:style-name="P1">not</text:p>
          </text:deletion>
        </text:changed-region>
        <text:changed-region xml:id="ct140451738893712" text:id="ct140451738893712">
          <text:insertion>
            <office:change-info>
              <dc:creator>David Harris</dc:creator>
              <dc:date>2016-01-31T15:29:00</dc:date>
            </office:change-info>
          </text:insertion>
        </text:changed-region>
        <text:changed-region xml:id="ct140451746194688" text:id="ct140451746194688">
          <text:insertion>
            <office:change-info>
              <dc:creator>David Harris</dc:creator>
              <dc:date>2016-01-31T15:38:00</dc:date>
            </office:change-info>
          </text:insertion>
        </text:changed-region>
        <text:changed-region xml:id="ct140451746367984" text:id="ct140451746367984">
          <text:insertion>
            <office:change-info>
              <dc:creator>David Harris</dc:creator>
              <dc:date>2016-01-31T15:36:00</dc:date>
            </office:change-info>
          </text:insertion>
        </text:changed-region>
        <text:changed-region xml:id="ct140451730902336" text:id="ct140451730902336">
          <text:insertion>
            <office:change-info>
              <dc:creator>David Harris</dc:creator>
              <dc:date>2016-01-31T15:37:00</dc:date>
            </office:change-info>
          </text:insertion>
        </text:changed-region>
        <text:changed-region xml:id="ct140451746541728" text:id="ct140451746541728">
          <text:insertion>
            <office:change-info>
              <dc:creator>David Harris</dc:creator>
              <dc:date>2016-01-31T15:38:00</dc:date>
            </office:change-info>
          </text:insertion>
        </text:changed-region>
        <text:changed-region xml:id="ct140451730823936" text:id="ct140451730823936">
          <text:insertion>
            <office:change-info>
              <dc:creator>David Harris</dc:creator>
              <dc:date>2016-01-31T15:30:00</dc:date>
            </office:change-info>
          </text:insertion>
        </text:changed-region>
        <text:changed-region xml:id="ct140451731065072" text:id="ct140451731065072">
          <text:deletion>
            <office:change-info>
              <dc:creator>David Harris</dc:creator>
              <dc:date>2016-02-04T18:19:00</dc:date>
            </office:change-info>
            <text:p text:style-name="List_20_Contents">is acting as a leaf node in an</text:p>
          </text:deletion>
        </text:changed-region>
        <text:changed-region xml:id="ct140451746265648" text:id="ct140451746265648">
          <text:insertion>
            <office:change-info>
              <dc:creator>David Harris</dc:creator>
              <dc:date>2016-02-04T18:19:00</dc:date>
            </office:change-info>
          </text:insertion>
        </text:changed-region>
        <text:changed-region xml:id="ct140451599935568" text:id="ct140451599935568">
          <text:insertion>
            <office:change-info>
              <dc:creator>David Harris</dc:creator>
              <dc:date>2016-01-31T15:32:00</dc:date>
            </office:change-info>
          </text:insertion>
        </text:changed-region>
        <text:changed-region xml:id="ct140451668137584" text:id="ct140451668137584">
          <text:insertion>
            <office:change-info>
              <dc:creator>David Harris</dc:creator>
              <dc:date>2016-01-31T15:33:00</dc:date>
            </office:change-info>
          </text:insertion>
        </text:changed-region>
        <text:changed-region xml:id="ct140451731330656" text:id="ct140451731330656">
          <text:insertion>
            <office:change-info>
              <dc:creator>David Harris</dc:creator>
              <dc:date>2016-01-31T15:33:00</dc:date>
            </office:change-info>
          </text:insertion>
        </text:changed-region>
        <text:changed-region xml:id="ct140451746975280" text:id="ct140451746975280">
          <text:insertion>
            <office:change-info>
              <dc:creator>David Harris</dc:creator>
              <dc:date>2016-01-31T15:34:00</dc:date>
            </office:change-info>
          </text:insertion>
        </text:changed-region>
        <text:changed-region xml:id="ct140451746975648" text:id="ct140451746975648">
          <text:insertion>
            <office:change-info>
              <dc:creator>David Harris</dc:creator>
              <dc:date>2016-01-31T15:34:00</dc:date>
            </office:change-info>
          </text:insertion>
        </text:changed-region>
        <text:changed-region xml:id="ct140451739338240" text:id="ct140451739338240">
          <text:insertion>
            <office:change-info>
              <dc:creator>David Harris</dc:creator>
              <dc:date>2016-01-31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3">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9">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7">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change text:change-id="ct140451599963680"/><text:change-start text:change-id="ct140451600321568"/><text:span text:style-name="T14">Transport</text:span><text:change-end text:change-id="ct140451600321568"/>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change text:change-id="ct140451600304592"/><text:s/>contain one or more Nodes. <text:s/><text:change-start text:change-id="ct140451665963424"/></text:p>
      <text:p text:style-name="List_20_Heading">Blue/Gold</text:p>
      <text:p text:style-name="P18">An example of a simple button-based system to allow te<text:change-end text:change-id="ct140451665963424"/><text:change-start text:change-id="ct140451599882512"/>aching of Event IDs from one node to another. <text:s/><text:change-end text:change-id="ct140451599882512"/></text:p>
      <text:p text:style-name="List_20_Heading">Bridge</text:p>
      <text:p text:style-name="P15">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change-start text:change-id="ct140451668006384"/></text:p>
      <text:p text:style-name="List_20_Heading">CBUS<text:change-end text:change-id="ct140451668006384"/><text:change-start text:change-id="ct140451636814080"/></text:p>
      <text:p text:style-name="P16">A universal<text:change-end text:change-id="ct140451636814080"/><text:change-start text:change-id="ct140451524974672"/> layout control system from MERG, based on CAN using 11-bit headers at 125 kbps. <text:s/><text:change-end text:change-id="ct140451524974672"/></text:p>
      <text:p text:style-name="List_20_Heading">CDI</text:p>
      <text:p text:style-name="List_20_Contents">“Configuration <text:change text:change-id="ct140451668280720"/><text:change-start text:change-id="ct140451738975040"/><text:span text:style-name="T14">Description</text:span><text:change-end text:change-id="ct140451738975040"/> Information”, the information provided by a node so that other nodes can understand what the configuration information in the first node includes, how it's organized and how to present it to a user in a Configuration Tool.<text:change-start text:change-id="ct140451747184368"/> <text:s/><text:span text:style-name="T14">See</text:span><text:change-end text:change-id="ct140451747184368"/><text:change-start text:change-id="ct140451738881696"/><text:span text:style-name="T14"> the Configuration Description Information documents. <text:s text:c="2"/></text:span><text:change-end text:change-id="ct140451738881696"/></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1">of the</text:span> user. <text:s/>An example is JMRI DecoderPro<text:change-start text:change-id="ct140451666182400"/>, <text:span text:style-name="T14">see http://www.</text:span><text:change-end text:change-id="ct140451666182400"/><text:change-start text:change-id="ct140451740810624"/><text:span text:style-name="T14">jmri.org</text:span><text:change-end text:change-id="ct140451740810624"/>.</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9">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3">“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4">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9">the</text:span><text:span text:style-name="T7"> layout's state, so that controlled devices can respond. The protocol also includes inquiry and response messages for examining configuration and status. <text:s/></text:span><text:change-start text:change-id="ct140451684578736"/><text:span text:style-name="T8">See </text:span><text:change-end text:change-id="ct140451684578736"/><text:change-start text:change-id="ct140451746264464"/><text:span text:style-name="T8">Event Transport S&amp;TN. <text:s/></text:span><text:change-end text:change-id="ct140451746264464"/></text:p>
      <text:p text:style-name="List_20_Heading">Event ID (EID)</text:p>
      <text:p text:style-name="P1">The 64-bit unsigned number that identifies a specific event. OpenLCB event IDs must be globally unique. <text:change text:change-id="ct140451730731552"/>NB: Events are <text:span text:style-name="T13">not</text:span> associated with any particular node. <text:s/>It may be convenient to use, for example, <text:s/>Node ID as a way of numbering them uniquely, but Node IDs and Event IDs are <text:change-start text:change-id="ct140451739354784"/><text:span text:style-name="T15">not </text:span><text:change-end text:change-id="ct140451739354784"/>directly <text:change text:change-id="ct140451746194480"/><text:s/>related. </text:p>
      <text:p text:style-name="List_20_Heading">Gateway</text:p>
      <text:p text:style-name="List_20_Contents">A <text:span text:style-name="T10">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9">Global</text:p>
      <text:p text:style-name="List_20_Contents">A “Global” message is meant for all OpenLCB nodes that are interested in it. <text:s/>Contrast “Addressed”.</text:p>
      <text:p text:style-name="List_20_Heading"><text:soft-page-break/>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change-start text:change-id="ct140451738893712"/> <text:s/><text:span text:style-name="T15">These are documented in the relevant Standard and Technical Note. <text:s/></text:span><text:change-end text:change-id="ct140451738893712"/><text:change-start text:change-id="ct140451746194688"/></text:p>
      <text:p text:style-name="List_20_Heading">MERG<text:change-end text:change-id="ct140451746194688"/><text:change-start text:change-id="ct140451746367984"/></text:p>
      <text:p text:style-name="P18"><text:change-end text:change-id="ct140451746367984"/><text:change-start text:change-id="ct140451730902336"/>Model E<text:change-end text:change-id="ct140451730902336"/><text:change-start text:change-id="ct140451746541728"/>lectronic Railway Group, http://merg.org.uk<text:change-end text:change-id="ct140451746541728"/></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1">has</text:span> occurred, so that the corresponding consumers of that Event are notified.<text:change-start text:change-id="ct140451730823936"/> <text:span text:style-name="T15">The PCER is documented in the Event Transport documents. <text:s/></text:span><text:change-end text:change-id="ct140451730823936"/></text:p>
      <text:p text:style-name="List_20_Heading">Repeater</text:p>
      <text:p text:style-name="P13">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5">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text:soft-page-break/>Segment</text:p>
      <text:p text:style-name="P13">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change text:change-id="ct140451731065072"/><text:change-start text:change-id="ct140451746265648"/><text:span text:style-name="T16">one connection to an</text:span><text:change-end text:change-id="ct140451746265648"/> OpenLCB network. A simple node doesn't initiate complex communications with <text:span text:style-name="T11">other nodes, but may be the target of complex interactions, for example when it is being configured.</text:span><text:change-start text:change-id="ct140451599935568"/><text:span text:style-name="T11"> <text:s/></text:span><text:span text:style-name="T12">This is document</text:span><text:change-end text:change-id="ct140451599935568"/><text:change-start text:change-id="ct140451668137584"/><text:span text:style-name="T12">ed in the Message Network S&amp;TN. <text:s/></text:span><text:change-end text:change-id="ct140451668137584"/></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9">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change-start text:change-id="ct140451731330656"/> <text:s/><text:span text:style-name="T15">This is documented in </text:span><text:span text:style-name="T12">the</text:span><text:span text:style-name="T15"> Stream </text:span><text:change-end text:change-id="ct140451731330656"/><text:change-start text:change-id="ct140451746975280"/><text:span text:style-name="T15">Transport S&amp;TN. <text:s text:c="2"/></text:span><text:change-end text:change-id="ct140451746975280"/></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change-start text:change-id="ct140451746975648"/><text:s/><text:span text:style-name="T15">These are documented in </text:span><text:change-end text:change-id="ct140451746975648"/><text:change-start text:change-id="ct140451739338240"/><text:span text:style-name="T15">the Event Identifiers S&amp;TN. </text:span><text:change-end text:change-id="ct140451739338240"/></text:p>
      <text:p text:style-name="List_20_Heading">Wire protocol</text:p>
      <text:p text:style-name="P12">The version of the OpenLCB common messages, interactions, etc. adapted to a particular transport mechanism. Examples are the wire protocols for CAN bus segments and TCP/IP links. </text:p>
      <text:h text:style-name="P23"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1">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text:soft-page-break/>Short form for “OpenLCB as implemented on a CAN link”. For example, “OpenLCB-CAN message” refers to an OpenLCB message formatted for transmission over a CAN link.</text:p>
      <text:p text:style-name="P22">Segment</text:p>
      <text:p text:style-name="List_20_Contents">See general definition. <text:s/>Note that nodes on a single CAN segment share CAN arbitration and a set of aliases. <text:s text:c="2"/></text:p>
      <text:p text:style-name="P19"/>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Introduction<text:tab/>1</text:p>
          <text:p text:style-name="P26"><text:s/>2 Key Terms<text:tab/>1</text:p>
          <text:p text:style-name="P26"><text:s/>3 General Glossary<text:tab/>1</text:p>
          <text:p text:style-name="P26"><text:s/>4 CAN Glossary<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tracked-changes>
          <text:changed-region xml:id="ct140451710731456" text:id="ct140451710731456">
            <text:insertion>
              <office:change-info>
                <dc:creator>David Harris</dc:creator>
                <dc:date>2016-02-06T11:27:00</dc:date>
              </office:change-info>
            </text:insertion>
          </text:changed-region>
          <text:changed-region xml:id="ct140451732327488" text:id="ct140451732327488">
            <text:deletion>
              <office:change-info>
                <dc:creator>David Harris</dc:creator>
                <dc:date>2016-02-06T11:27:00</dc:date>
              </office:change-info>
              <text:p text:style-name="MP2"><text:span text:style-name="Page_20_Number"><text:span text:style-name="MT1">15</text:span></text:span></text:p>
            </text:deletion>
          </text:changed-region>
          <text:changed-region xml:id="ct140451739009776" text:id="ct140451739009776">
            <text:deletion>
              <office:change-info>
                <dc:creator>David Harris</dc:creator>
                <dc:date>2016-02-06T11:27:00</dc:date>
              </office:change-info>
              <text:p text:style-name="MP2"><text:span text:style-name="Page_20_Number"><text:span text:style-name="MT2">Feb 15, 2015</text:span></text:span></text:p>
            </text:deletion>
          </text:changed-region>
          <text:changed-region xml:id="ct140451710651408" text:id="ct140451710651408">
            <text:insertion>
              <office:change-info>
                <dc:creator>David Harris</dc:creator>
                <dc:date>2016-02-06T11:27:00</dc:date>
              </office:change-info>
            </text:insertion>
          </text:changed-region>
        </text:tracked-changes>
        <text:p text:style-name="MP2"><text:span text:style-name="Page_20_Number"><text:span text:style-name="MT1">Copyright 2011-</text:span></text:span><text:change-start text:change-id="ct140451710731456"/><text:span text:style-name="Page_20_Number"><text:span text:style-name="MT1"><text:user-defined style:data-style-name="N0" text:name="OLCByear">2016</text:user-defined></text:span></text:span><text:change-end text:change-id="ct140451710731456"/><text:change text:change-id="ct14045173232748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change text:change-id="ct140451739009776"/><text:change-start text:change-id="ct140451710651408"/><text:span text:style-name="Page_20_Number"><text:span text:style-name="MT2"><text:user-defined style:data-style-name="N0" text:name="OLCBdate">Feb 6, 2016</text:user-defined></text:span></text:span><text:change-end text:change-id="ct140451710651408"/></text:p>
      </style:footer>
    </style:master-page>
    <style:master-page style:name="First_20_Page" style:display-name="First Page" style:page-layout-name="Mpm2" style:next-style-name="Standard">
      <style:header>
        <text:tracked-changes>
          <text:changed-region xml:id="ct140451739627392" text:id="ct140451739627392">
            <text:insertion>
              <office:change-info>
                <dc:creator>David Harris</dc:creator>
                <dc:date>2016-02-06T11:26:00</dc:date>
              </office:change-info>
            </text:insertion>
          </text:changed-region>
          <text:changed-region xml:id="ct140451740717904" text:id="ct140451740717904">
            <text:deletion>
              <office:change-info>
                <dc:creator>David Harris</dc:creator>
                <dc:date>2016-02-06T11:26:00</dc:date>
              </office:change-info>
              <text:p text:style-name="MP7">Feb 15, 2015</text:p>
            </text:deletion>
          </text:changed-region>
          <text:changed-region xml:id="ct140451747787968" text:id="ct140451747787968">
            <text:deletion>
              <office:change-info>
                <dc:creator>David Harris</dc:creator>
                <dc:date>2016-02-06T11:25:00</dc:date>
              </office:change-info>
              <text:p text:style-name="MP7">Adopted</text:p>
            </text:deletion>
          </text:changed-region>
          <text:changed-region xml:id="ct140451737381344" text:id="ct140451737381344">
            <text:insertion>
              <office:change-info>
                <dc:creator>David Harris</dc:creator>
                <dc:date>2016-02-06T11:25:00</dc:date>
              </office:change-info>
            </text:insertion>
          </text:changed-region>
        </text:tracked-changes>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change-start text:change-id="ct140451739627392"/><text:user-defined style:data-style-name="N0" text:name="OLCBdate">Feb 6, 2016</text:user-defined><text:change-end text:change-id="ct140451739627392"/><text:change text:change-id="ct140451740717904"/></text:p>
            </table:table-cell>
            <table:table-cell table:style-name="Table1.C1" office:value-type="string">
              <text:p text:style-name="MP7"><text:change text:change-id="ct140451747787968"/><text:change-start text:change-id="ct140451737381344"/><text:user-defined style:data-style-name="N0" text:name="OLCBstatus">Draft</text:user-defined><text:change-end text:change-id="ct140451737381344"/></text:p>
            </table:table-cell>
          </table:table-row>
        </table:table>
        <text:p text:style-name="Header"/>
      </style:header>
      <style:footer>
        <text:tracked-changes>
          <text:changed-region xml:id="ct140451746104304" text:id="ct140451746104304">
            <text:deletion>
              <office:change-info>
                <dc:creator>David Harris</dc:creator>
                <dc:date>2016-02-06T11:26:00</dc:date>
              </office:change-info>
              <text:p text:style-name="MP8"><text:span text:style-name="Page_20_Number"><text:span text:style-name="MT1">15</text:span></text:span></text:p>
            </text:deletion>
          </text:changed-region>
          <text:changed-region xml:id="ct140451749189376" text:id="ct140451749189376">
            <text:insertion>
              <office:change-info>
                <dc:creator>David Harris</dc:creator>
                <dc:date>2016-02-06T11:26:00</dc:date>
              </office:change-info>
            </text:insertion>
          </text:changed-region>
          <text:changed-region xml:id="ct140451712432464" text:id="ct140451712432464">
            <text:deletion>
              <office:change-info>
                <dc:creator>David Harris</dc:creator>
                <dc:date>2016-02-06T11:26:00</dc:date>
              </office:change-info>
              <text:p text:style-name="MP8"><text:span text:style-name="Page_20_Number"><text:span text:style-name="MT6">Feb 15, 2015</text:span></text:span></text:p>
            </text:deletion>
          </text:changed-region>
          <text:changed-region xml:id="ct140451745966720" text:id="ct140451745966720">
            <text:insertion>
              <office:change-info>
                <dc:creator>David Harris</dc:creator>
                <dc:date>2016-02-06T11:26:00</dc:date>
              </office:change-info>
            </text:insertion>
          </text:changed-region>
        </text:tracked-changes>
        <text:p text:style-name="MP8"><text:span text:style-name="Page_20_Number"><text:span text:style-name="MT1">Copyright 2011-</text:span></text:span><text:change text:change-id="ct140451746104304"/><text:change-start text:change-id="ct140451749189376"/><text:span text:style-name="Page_20_Number"><text:span text:style-name="MT1"><text:user-defined style:data-style-name="N0" text:name="OLCByear">2016</text:user-defined></text:span></text:span><text:change-end text:change-id="ct1404517491893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change text:change-id="ct140451712432464"/><text:change-start text:change-id="ct140451745966720"/><text:span text:style-name="Page_20_Number"><text:span text:style-name="MT6"><text:user-defined style:data-style-name="N0" text:name="OLCBdate">Feb 6, 2016</text:user-defined></text:span></text:span><text:change-end text:change-id="ct14045174596672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8</meta:editing-cycles>
    <meta:editing-duration>P1DT9H13M11S</meta:editing-duration>
    <meta:generator>LibreOffice/4.4.0.3$MacOSX_X86_64 LibreOffice_project/de093506bcdc5fafd9023ee680b8c60e3e0645d7</meta:generator>
    <dc:date>2016-02-06T11:28:21.352726000</dc:date>
    <meta:keyword>OpenLCB glossary definitions</meta:keyword>
    <dc:subject>Glossary</dc:subject>
    <dc:creator>David Harris</dc:creator>
    <meta:document-statistic meta:table-count="1" meta:image-count="1" meta:object-count="0" meta:page-count="7" meta:paragraph-count="107" meta:word-count="2271" meta:character-count="13923" meta:non-whitespace-character-count="11670"/>
    <meta:user-defined meta:name="Info 4"/>
    <meta:user-defined meta:name="OLCBdate">Feb 6, 2016</meta:user-defined>
    <meta:user-defined meta:name="OLCBstatus">Draft</meta:user-defined>
    <meta:user-defined meta:name="OLCByear">2016</meta:user-defined>
  </office:meta>
</office:document-meta>
</file>